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95de" officeooo:paragraph-rsid="001895de"/>
    </style:style>
    <style:style style:name="P2" style:family="paragraph" style:parent-style-name="Standard">
      <style:paragraph-properties fo:text-align="center" style:justify-single-word="false"/>
      <style:text-properties fo:font-size="18pt" fo:font-weight="bold" officeooo:rsid="001895de" officeooo:paragraph-rsid="001895de" style:font-size-asian="18pt" style:font-weight-asian="bold" style:font-size-complex="18pt" style:font-weight-complex="bold"/>
    </style:style>
    <style:style style:name="P3" style:family="paragraph" style:parent-style-name="Standard">
      <style:text-properties officeooo:rsid="00197034" officeooo:paragraph-rsid="00197034"/>
    </style:style>
    <style:style style:name="P4" style:family="paragraph" style:parent-style-name="Standard">
      <style:text-properties officeooo:rsid="00197034" officeooo:paragraph-rsid="001895de"/>
    </style:style>
    <style:style style:name="P5" style:family="paragraph" style:parent-style-name="Standard">
      <style:text-properties officeooo:rsid="001cdfd8" officeooo:paragraph-rsid="001cdfd8"/>
    </style:style>
    <style:style style:name="P6" style:family="paragraph" style:parent-style-name="Standard">
      <style:text-properties fo:font-size="20pt" fo:font-weight="bold" officeooo:rsid="001895de" officeooo:paragraph-rsid="001895de" style:font-size-asian="20pt" style:font-weight-asian="bold" style:font-size-complex="20pt" style:font-weight-complex="bold"/>
    </style:style>
    <style:style style:name="P7" style:family="paragraph" style:parent-style-name="Standard">
      <style:text-properties fo:font-size="20pt" fo:font-weight="bold" officeooo:rsid="00197034" officeooo:paragraph-rsid="001895de" style:font-size-asian="20pt" style:font-weight-asian="bold" style:font-size-complex="20pt" style:font-weight-complex="bold"/>
    </style:style>
    <style:style style:name="P8" style:family="paragraph" style:parent-style-name="Standard">
      <style:text-properties fo:font-size="16pt" officeooo:rsid="00197034" officeooo:paragraph-rsid="00197034" style:font-size-asian="16pt" style:font-size-complex="16pt"/>
    </style:style>
    <style:style style:name="P9" style:family="paragraph" style:parent-style-name="Standard">
      <style:text-properties fo:font-size="16pt" officeooo:rsid="00197034" officeooo:paragraph-rsid="00234167" style:font-size-asian="16pt" style:font-size-complex="16pt"/>
    </style:style>
    <style:style style:name="P10" style:family="paragraph" style:parent-style-name="Standard">
      <style:text-properties officeooo:rsid="00234167" officeooo:paragraph-rsid="00234167"/>
    </style:style>
    <style:style style:name="P11" style:family="paragraph" style:parent-style-name="Standard">
      <style:text-properties fo:font-size="12pt" officeooo:rsid="001895de" officeooo:paragraph-rsid="00234167" style:font-size-asian="12pt" style:font-size-complex="12pt"/>
    </style:style>
    <style:style style:name="P12" style:family="paragraph" style:parent-style-name="Standard">
      <style:text-properties fo:font-size="12pt" officeooo:rsid="00197034" officeooo:paragraph-rsid="00197034" style:font-size-asian="12pt" style:font-size-complex="12pt"/>
    </style:style>
    <style:style style:name="P13" style:family="paragraph" style:parent-style-name="Standard">
      <style:text-properties fo:font-size="12pt" officeooo:rsid="00197034" officeooo:paragraph-rsid="0026f7f6" style:font-size-asian="12pt" style:font-size-complex="12pt"/>
    </style:style>
    <style:style style:name="P14" style:family="paragraph" style:parent-style-name="Standard">
      <style:text-properties officeooo:paragraph-rsid="00197034"/>
    </style:style>
    <style:style style:name="P15" style:family="paragraph" style:parent-style-name="Standard">
      <style:text-properties officeooo:rsid="00295c1e" officeooo:paragraph-rsid="00295c1e"/>
    </style:style>
    <style:style style:name="P16" style:family="paragraph" style:parent-style-name="Table_20_Contents">
      <style:text-properties officeooo:paragraph-rsid="0026f7f6"/>
    </style:style>
    <style:style style:name="P17" style:family="paragraph" style:parent-style-name="Table_20_Contents">
      <style:text-properties officeooo:rsid="0026f7f6" officeooo:paragraph-rsid="0026f7f6"/>
    </style:style>
    <style:style style:name="P18" style:family="paragraph" style:parent-style-name="Table_20_Contents">
      <style:text-properties fo:font-size="14pt" fo:font-weight="bold" officeooo:rsid="0026f7f6" officeooo:paragraph-rsid="0026f7f6" fo:background-color="transparent" style:font-size-asian="14pt" style:font-weight-asian="bold" style:font-size-complex="14pt" style:font-weight-complex="bold"/>
    </style:style>
    <style:style style:name="P19" style:family="paragraph" style:parent-style-name="Standard">
      <style:text-properties officeooo:rsid="00197034" officeooo:paragraph-rsid="00197034"/>
    </style:style>
    <style:style style:name="P20" style:family="paragraph" style:parent-style-name="Standard">
      <style:text-properties officeooo:rsid="002b7053" officeooo:paragraph-rsid="002b7053"/>
    </style:style>
    <style:style style:name="P21" style:family="paragraph">
      <style:paragraph-properties fo:text-align="center"/>
    </style:style>
    <style:style style:name="P22" style:family="paragraph">
      <loext:graphic-properties draw:fill="solid" draw:fill-color="#b4c7dc"/>
      <style:paragraph-properties fo:text-align="center"/>
    </style:style>
    <style:style style:name="P23" style:family="paragraph">
      <loext:graphic-properties draw:fill="solid" draw:fill-color="#b4c7dc"/>
    </style:style>
    <style:style style:name="T1" style:family="text">
      <style:text-properties style:font-name="Liberation Serif1"/>
    </style:style>
    <style:style style:name="T2" style:family="text">
      <style:text-properties officeooo:rsid="00197034"/>
    </style:style>
    <style:style style:name="T3" style:family="text">
      <style:text-properties officeooo:rsid="001a9a14"/>
    </style:style>
    <style:style style:name="T4" style:family="text">
      <style:text-properties officeooo:rsid="001f730c"/>
    </style:style>
    <style:style style:name="T5" style:family="text">
      <style:text-properties officeooo:rsid="00234167"/>
    </style:style>
    <style:style style:name="T6" style:family="text">
      <style:text-properties officeooo:rsid="00256f55"/>
    </style:style>
    <style:style style:name="T7" style:family="text">
      <style:text-properties officeooo:rsid="002b7053"/>
    </style:style>
    <style:style style:name="T8" style:family="text">
      <style:text-properties fo:font-size="16pt" fo:font-weight="bold" style:font-size-asian="16pt" style:font-weight-asian="bold" style:font-size-complex="16pt" style:font-weight-complex="bold"/>
    </style:style>
    <style:style style:name="gr1" style:family="graphic">
      <style:graphic-properties draw:stroke="solid" svg:stroke-color="#000000" draw:fill="solid" draw:fill-color="#b4c7dc" fo:min-height="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b4c7dc" fo:min-height="2.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b4c7dc"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3465a4" draw:textarea-horizontal-align="justify" draw:textarea-vertical-align="middle" draw:auto-grow-height="false" fo:min-height="1.961cm" fo:min-width="0.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b4c7dc" fo:min-height="5.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P de C++ n<text:span text:style-name="T1">°2 : Compte-rendu</text:span></text:p>
      <text:p text:style-name="Standard"/>
      <text:p text:style-name="Standard"/>
      <text:p text:style-name="Standard"/>
      <text:p text:style-name="P1">intro</text:p>
      <text:p text:style-name="P1"/>
      <text:p text:style-name="P6"><text:span text:style-name="T2">1.</text:span> Description des classe<text:span text:style-name="T3">s</text:span></text:p>
      <text:p text:style-name="P1"/>
      <text:p text:style-name="P5"><text:span text:style-name="T5">L</text:span>iste des classes :</text:p>
      <text:p text:style-name="P5">- Trajet</text:p>
      <text:p text:style-name="P5">- TS <text:span text:style-name="T4">(Trajet Simple)</text:span></text:p>
      <text:p text:style-name="P5">- TC <text:span text:style-name="T4">(Trajet Composé)</text:span></text:p>
      <text:p text:style-name="P5">- Catalogue</text:p>
      <text:p text:style-name="P1"/>
      <text:p text:style-name="P8">A. Graphe d’héritage</text:p>
      <text:p text:style-name="P3"/>
      <text:p text:style-name="P3"><draw:frame text:anchor-type="paragraph" draw:z-index="0" draw:name="Forme1" draw:style-name="gr1" draw:text-style-name="P22" svg:width="4.987cm" svg:height="4.067cm" svg:x="4.844cm" svg:y="0.277cm"><draw:text-box><text:p text:style-name="P21"><text:span text:style-name="T8">Trajet</text:span></text:p><text:p/><text:p>char * depart</text:p><text:p>char * arrivee</text:p><text:p/><text:p>char * getDepart() const</text:p><text:p>char * getArrivee() const</text:p><text:p>virtual void Afficher()</text:p></draw:text-box></draw:frame></text:p>
      <text:p text:style-name="P3"/>
      <text:p text:style-name="P3"><draw:line text:anchor-type="paragraph" draw:z-index="5" draw:name="Forme3" draw:style-name="gr5" draw:text-style-name="P21" svg:x1="4.844cm" svg:y1="0.12cm" svg:x2="9.831cm" svg:y2="0.12cm"><text:p/></draw:line></text:p>
      <text:p text:style-name="P3"/>
      <text:p text:style-name="P3"/>
      <text:p text:style-name="P3"><draw:line text:anchor-type="paragraph" draw:z-index="13" draw:name="Forme3" draw:style-name="gr5" draw:text-style-name="P21" svg:x1="4.844cm" svg:y1="0.206cm" svg:x2="9.831cm" svg:y2="0.206cm"><text:p/></draw:line></text:p>
      <text:p text:style-name="P3"/>
      <text:p text:style-name="P3"/>
      <text:p text:style-name="P3"><draw:custom-shape text:anchor-type="paragraph" draw:z-index="3" draw:name="Forme2" draw:style-name="gr4" svg:width="0.466cm" svg:height="2.239cm" svg:x="5.84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name="Forme2" draw:style-name="gr4" svg:width="0.466cm" svg:height="2.239cm" svg:x="8.031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draw:frame text:anchor-type="paragraph" draw:z-index="1" draw:name="Forme1" draw:style-name="gr2" draw:text-style-name="P22" svg:width="3.89cm" svg:height="2.62cm" svg:x="2.586cm" svg:y="0.245cm"><draw:text-box><text:p text:style-name="P21"><text:span text:style-name="T8">TS</text:span></text:p><text:p/><text:p>char *mt</text:p><text:p/><text:p>virtual void Afficher()</text:p></draw:text-box></draw:frame><draw:frame text:anchor-type="paragraph" draw:z-index="2" draw:name="Forme1" draw:style-name="gr3" draw:text-style-name="P23" svg:width="3.89cm" svg:height="3.176cm" svg:x="7.685cm" svg:y="0.254cm"><draw:text-box><text:p text:style-name="P21"><text:span text:style-name="T8">TC</text:span></text:p><text:p/><text:p>unsigned int nbTS</text:p><text:p>Trajet ** sousTrajets</text:p><text:p/><text:p>virtual void Afficher()</text:p></draw:text-box></draw:frame></text:p>
      <text:p text:style-name="P3"/>
      <text:p text:style-name="P3"><draw:line text:anchor-type="paragraph" draw:z-index="6" draw:name="Forme3" draw:style-name="gr5" draw:text-style-name="P21" svg:x1="2.586cm" svg:y1="0.161cm" svg:x2="6.475cm" svg:y2="0.161cm"><text:p/></draw:line><draw:line text:anchor-type="paragraph" draw:z-index="8" draw:name="Forme3" draw:style-name="gr5" draw:text-style-name="P21" svg:x1="7.685cm" svg:y1="0.201cm" svg:x2="11.574cm" svg:y2="0.201cm"><text:p/></draw:line></text:p>
      <text:p text:style-name="P3"/>
      <text:p text:style-name="P3"><draw:line text:anchor-type="paragraph" draw:z-index="7" draw:name="Forme3" draw:style-name="gr5" draw:text-style-name="P21" svg:x1="2.586cm" svg:y1="0.201cm" svg:x2="6.475cm" svg:y2="0.201cm"><text:p/></draw:line></text:p>
      <text:p text:style-name="P3"><draw:line text:anchor-type="paragraph" draw:z-index="12" draw:name="Forme3" draw:style-name="gr5" draw:text-style-name="P21" svg:x1="7.685cm" svg:y1="0.263cm" svg:x2="11.574cm" svg:y2="0.263cm"><text:p/></draw:line></text:p>
      <text:p text:style-name="P3"/>
      <text:p text:style-name="P3"/>
      <text:p text:style-name="P3"/>
      <text:p text:style-name="P10">Trajet est l’ancêtre de TS et de TC. Aucun élément de type Trajet uniquement ne sera déclaré, on n’utilisera que TS et TC en pratique. En revanche, cette relation d’héritage permet de stocker les trajets simples et composés dans un même tableau, <text:span text:style-name="T6">et d’appeler la version appropriée de la fonction Afficher grâce au mot-clé virtual</text:span>.</text:p>
      <text:p text:style-name="P10"/>
      <text:p text:style-name="P8">B. Classes « interface »</text:p>
      <text:p text:style-name="P15"/>
      <text:p text:style-name="P1"/>
      <text:p text:style-name="P1"/>
      <text:p text:style-name="P1"/>
      <text:p text:style-name="P1"/>
      <text:p text:style-name="P1"><draw:frame text:anchor-type="char" draw:z-index="9" draw:name="Forme1" draw:style-name="gr6" draw:text-style-name="P22" svg:width="4.991cm" svg:height="5.033cm" svg:x="5.218cm" svg:y="-1.487cm"><draw:text-box><text:p text:style-name="P21"><text:span text:style-name="T8">Catalogue</text:span></text:p><text:p/><text:p>Trajet ** listeTrajets</text:p><text:p>unsigned int tailleAct</text:p><text:p>unsigned int tailleMax</text:p><text:p/><text:p>Void Afficher() const</text:p><text:p>Void ajouterTrajet()</text:p><text:p>Void RechercheTrajet()</text:p><text:p>Void AggrandirListe()</text:p></draw:text-box></draw:frame><draw:line text:anchor-type="char" draw:z-index="10" draw:name="Forme3" draw:style-name="gr7" draw:text-style-name="P21" svg:x1="5.218cm" svg:y1="-0.545cm" svg:x2="10.209cm" svg:y2="-0.545cm"><text:p/></draw:line><text:soft-page-break/></text:p>
      <text:p text:style-name="P1"/>
      <text:p text:style-name="P1"><draw:line text:anchor-type="char" draw:z-index="11" draw:name="Forme3" draw:style-name="gr7" draw:text-style-name="P21" svg:x1="5.219cm" svg:y1="0.36cm" svg:x2="10.21cm" svg:y2="0.36cm"><text:p/></draw:line></text:p>
      <text:p text:style-name="P1"/>
      <text:p text:style-name="P1"/>
      <text:p text:style-name="P1"/>
      <text:p text:style-name="P1"/>
      <text:p text:style-name="P1"/>
      <text:p text:style-name="P1"/>
      <text:p text:style-name="P10">La classe Catalogue a pour fonction de stocker les trajets, et de mettre à disposition des services permettant d’en ajouter à la liste, de l’afficher, ou d’effectuer une recherche <text:span text:style-name="T7">en fonction d’un point de départ et d’une arrivée</text:span>. Ces méthodes ne prennent pas de paramètres : la sélection est effectuée via l’entrée standard lorsqu’elles sont appelées, permettant ainsi de simplifier l’utilisation de Catalogue, dans un main par exemple.</text:p>
      <text:p text:style-name="P1"/>
      <text:p text:style-name="P6"><text:span text:style-name="T2">2</text:span>. <text:s/>Structure de données</text:p>
      <text:p text:style-name="P1"/>
      <text:p text:style-name="P9"><text:span text:style-name="T3">A</text:span>. Description</text:p>
      <text:p text:style-name="P11"/>
      <text:p text:style-name="P11"/>
      <text:p text:style-name="P11"/>
      <text:p text:style-name="P8"><text:span text:style-name="T3">B</text:span>. Représentation de la mémoire pour un jeu d’essai</text:p>
      <text:p text:style-name="P8"/>
      <text:p text:style-name="P1"/>
      <text:p text:style-name="P1"/>
      <text:p text:style-name="P7">3. Fichiers</text:p>
      <text:p text:style-name="P4"/>
      <text:p text:style-name="P8">A. Listing des classes</text:p>
      <text:p text:style-name="P12"/>
      <text:p text:style-name="P13"/>
      <table:table table:name="Tableau2" table:style-name="Tableau2">
        <table:table-column table:style-name="Tableau2.A"/>
        <table:table-column table:style-name="Tableau2.B"/>
        <table:table-row>
          <table:table-cell table:style-name="Tableau2.A1" office:value-type="string">
            <text:p text:style-name="P18">Interface</text:p>
          </table:table-cell>
          <table:table-cell table:style-name="Tableau2.B1" office:value-type="string">
            <text:p text:style-name="P18">Réalisation</text:p>
          </table:table-cell>
        </table:table-row>
        <table:table-row>
          <table:table-cell table:style-name="Tableau2.A2" office:value-type="string">
            <text:p text:style-name="P16">-</text:p>
          </table:table-cell>
          <table:table-cell table:style-name="Tableau2.B2" office:value-type="string">
            <text:p text:style-name="P17">Main.cpp</text:p>
          </table:table-cell>
        </table:table-row>
        <table:table-row>
          <table:table-cell table:style-name="Tableau2.A2" office:value-type="string">
            <text:p text:style-name="P17">Catalogue.h</text:p>
          </table:table-cell>
          <table:table-cell table:style-name="Tableau2.B2" office:value-type="string">
            <text:p text:style-name="P17">Catalogue.cpp</text:p>
          </table:table-cell>
        </table:table-row>
        <table:table-row>
          <table:table-cell table:style-name="Tableau2.A2" office:value-type="string">
            <text:p text:style-name="P17">TS.h</text:p>
          </table:table-cell>
          <table:table-cell table:style-name="Tableau2.B2" office:value-type="string">
            <text:p text:style-name="P17">TS.cpp</text:p>
          </table:table-cell>
        </table:table-row>
        <table:table-row>
          <table:table-cell table:style-name="Tableau2.A2" office:value-type="string">
            <text:p text:style-name="P17">TC.h</text:p>
          </table:table-cell>
          <table:table-cell table:style-name="Tableau2.B2" office:value-type="string">
            <text:p text:style-name="P17">TC.cpp</text:p>
          </table:table-cell>
        </table:table-row>
        <table:table-row>
          <table:table-cell table:style-name="Tableau2.A2" office:value-type="string">
            <text:p text:style-name="P17">Trajet.h</text:p>
          </table:table-cell>
          <table:table-cell table:style-name="Tableau2.B2" office:value-type="string">
            <text:p text:style-name="P17">Trajet.cpp</text:p>
          </table:table-cell>
        </table:table-row>
      </table:table>
      <text:p text:style-name="P13"/>
      <text:p text:style-name="P13"/>
      <text:p text:style-name="P8">B. Makefile</text:p>
      <text:p text:style-name="Standard"/>
      <text:p text:style-name="P20">comment utiliser, le map</text:p>
      <text:p text:style-name="P20"/>
      <text:p text:style-name="Standard"/>
      <text:p text:style-name="P3">Conclusio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 draw:display-name="Dashed (var)" draw:style="rect" draw:dots1="1" draw:dots1-length="198%" draw:distance="1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32:57.073000000</meta:creation-date>
    <dc:date>2019-12-10T12:48:13.580000000</dc:date>
    <meta:editing-duration>PT7H14M27S</meta:editing-duration>
    <meta:editing-cycles>13</meta:editing-cycles>
    <meta:generator>LibreOffice/6.1.4.2$Windows_X86_64 LibreOffice_project/9d0f32d1f0b509096fd65e0d4bec26ddd1938fd3</meta:generator>
    <meta:document-statistic meta:table-count="1" meta:image-count="0" meta:object-count="0" meta:page-count="2" meta:paragraph-count="32" meta:word-count="198" meta:character-count="1207" meta:non-whitespace-character-count="1040"/>
  </office:meta>
</office:document-meta>
</file>